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Heading_20_2">
      <style:paragraph-properties fo:margin-left="0cm" fo:margin-right="0cm" fo:text-indent="0cm" style:auto-text-indent="false"/>
    </style:style>
    <style:style style:name="P19" style:family="paragraph" style:parent-style-name="Heading_20_2" style:list-style-name="L1">
      <style:paragraph-properties fo:margin-left="0cm" fo:margin-right="0cm" fo:text-indent="0cm" style:auto-text-indent="false"/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6" style:family="paragraph" style:parent-style-name="Text_20_body" style:list-style-name="WW8Num7">
      <style:paragraph-properties fo:margin-left="1.822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1.822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mória Virtual<text:line-break/>Caso de uso: CadastrarInstituição</text:p>
      <text:p text:style-name="P14"/>
      <text:h text:style-name="Heading_20_1" text:outline-level="1">Breve Descrição</text:h>
      <text:p text:style-name="P13">Esse caso de uso permite que o Admininistrador crie o cadastro de uma instituição no sistema.</text:p>
      <text:h text:style-name="Heading_20_1" text:outline-level="1">Breve Descrição dos Atores</text:h>
      <text:p text:style-name="Standard"><text:span text:style-name="T3"><text:tab/>Administrador (do Sistema): C</text:span><text:span text:style-name="T4">adastra, exclui e altera os dados de qualquer <text:tab/>instituição.</text:span></text:p>
      <text:h text:style-name="Heading_20_1" text:outline-level="1">Pré-condições</text:h>
      <text:p text:style-name="P13">- O usuário está logado no sistema.</text:p>
      <text:h text:style-name="Heading_20_1" text:outline-level="1">Fluxo Básico de Eventos</text:h>
      <text:list xml:id="list33176360" text:style-name="WW8Num7">
        <text:list-header>
          <text:p text:style-name="P23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<text:s/><text:tab/>- campo “Nome da Instituição”, preenchimento obrigatório;</text:p>
                        </text:list-header>
                      </text:list>
                      <text:p text:style-name="P24"><text:s/><text:tab/>- Localização da Instituição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<text:s/><text:tab/>- campos “Endereço” (Rua, Número, Bairr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26"><text:s/><text:tab/>- <text:s/>campo "Cidade”;</text:p>
                      <text:list>
                        <text:list-header>
                          <text:p text:style-name="P26"><text:s/><text:tab/>- campo “Estado” no formato: XX;</text:p>
                          <text:p text:style-name="P26"><text:s/><text:tab/>- campo “CEP” no formato:(DDD)XXXXX-XXX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<text:span text:style-name="T8"><text:s/><text:tab/>- campo “</text:span><text:span text:style-name="T7">Telefone” no formato: (DDD)XXXX-XXXX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  <text:p text:style-name="P28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5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21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21"><text:s/><text:tab/>3. O sistema valida o cadastramento e exibe a mensagem “Cadastro Concluído <text:tab/>com Sucesso”;</text:p>
                </text:list-item>
              </text:list>
              <text:p text:style-name="P22"><text:s/><text:tab/>4. O caso de uso é encerrado.</text:p>
            </text:list-item>
          </text:list>
        </text:list-header>
      </text:list>
      <text:p text:style-name="P9"/>
      <text:h text:style-name="Heading_20_1" text:outline-level="1"><text:soft-page-break/>Fluxos Alternativos</text:h>
      <text:h text:style-name="P18" text:outline-level="2" text:is-list-header="true">Fluxo Alternativo 1</text:h>
      <text:p text:style-name="P6"><text:span text:style-name="T6"><text:tab/>Se no </text:span><text:span text:style-name="T5">Fluxo Básico</text:span><text:span text:style-name="T6"> a qualquer momento o usuário selecionar a opção “Cancelar” <text:tab/>o caso de uso termina.</text:span></text:p>
      <text:p text:style-name="P7"/>
      <text:list xml:id="list33195370" text:style-name="L1">
        <text:list-item>
          <text:list>
            <text:list-header>
              <text:h text:style-name="P19" text:outline-level="2">Fluxo Alternativo 2</text:h>
            </text:list-header>
          </text:list>
        </text:list-item>
      </text:list>
      <text:p text:style-name="P5"><text:tab/>Se no passo 2 do <text:span text:style-name="T9">Fluxo Básico</text:span><text:span text:style-name="T10"> </text:span><text:span text:style-name="T6">o Administrador clica em "Salvar” sem ter <text:tab/>preenchido </text:span><text:span text:style-name="Fonte_20_parág._20_padrão"><text:span text:style-name="T5">todos os campos, então:</text:span></text:span></text:p>
      <text:p text:style-name="P15"><text:s/>1. <text:s/>O sistema exibe a mensagem:</text:p>
      <text:p text:style-name="P16">a. “O campo &lt;nome do campo&gt; não foi preenchido”;</text:p>
      <text:list xml:id="list33202265" text:style-name="L2">
        <text:list-item>
          <text:p text:style-name="P1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8">Fluxo Básico: Uma nova Instituição está cadastrada no sistema.</text:span></text:p>
      <text:p text:style-name="P12"><text:tab/>Fluxo Alternativo 1: <text:span text:style-name="T11">Não ocorre alteração na base de dados do sistema.</text:span></text:p>
      <text:p text:style-name="P12"><text:tab/>Fluxo Alternativo 2: O cadastro da Instituição está pendente.</text:p>
      <text:p text:style-name="P12"/>
      <text:h text:style-name="Heading_20_1" text:outline-level="1">Requisitos Especiais</text:h>
      <text:p text:style-name="P10"><text:tab/>Não poss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5/06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6-15T13:07:14.44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46</meta:editing-cycles>
    <meta:editing-duration>PT6H54M10S</meta:editing-duration>
    <meta:generator>BrOffice/3.3$Win32 LibreOffice_project/330m19$Build-202</meta:generator>
    <dc:date>2011-06-15T13:07:14.33</dc:date>
    <meta:document-statistic meta:table-count="2" meta:image-count="1" meta:object-count="0" meta:page-count="2" meta:paragraph-count="42" meta:word-count="316" meta:character-count="1911"/>
  </office:meta>
</office:document-meta>
</file>